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Open Sans" fo:font-size="20.3500003814697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  <style:text-properties fo:font-variant="normal" fo:text-transform="none" fo:color="#333333" style:font-name="Open Sans" fo:font-size="11.8500003814697pt" fo:letter-spacing="normal" fo:font-style="normal" fo:font-weight="normal"/>
    </style:style>
    <style:style style:name="T1" style:family="text">
      <style:text-properties fo:font-variant="normal" fo:text-transform="none" fo:color="#333333" style:font-name="Open Sans" fo:font-size="11.8500003814697pt" fo:letter-spacing="normal" fo:font-style="normal" fo:font-weight="normal"/>
    </style:style>
    <style:style style:name="T2" style:family="text">
      <style:text-properties officeooo:rsid="00131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rowdsourcing <text:span text:style-name="T2">Codebook</text:span> Development <text:span text:style-name="T2">and Enhancements in CED²AR</text:span></text:h>
      <text:p text:style-name="P2"><text:span text:style-name="Emphasis"><text:span text:style-name="T1">Benjamin Perry, Venkata Kambhampaty, Kyle Brumsted, Lars Vilhuber, &amp; William C. Block; Cornell Institute for Social &amp; Economic Research</text:span></text:span></text:p>
      <text:p text:style-name="P3">Recent years have shown the power of user-sourced information evidenced by the success of Wikipedia and its many emulators. This sort of unstructured discussion is currently not feasible as a part of the otherwise successful metadata repositories. Creating and augmenting metadata is a labor-intensive endeavor. Harnessing collective knowledge from actual data users can supplement officially generated metadata. As part of our Comprehensive Extensible Data Documentation and Access Repository (CED<text:span text:style-name="T2">²</text:span>AR) infrastructure, we demonstrate a prototype of crowdsourced DDI <text:span text:style-name="T2">on actual codebooks.</text:span> <text:span text:style-name="T2">While the system itself is more general, the demonstrated implementation relies on a set of linked deployments of the basic software on web servers. </text:span><text:s/>The backend transparently handles changes, and frontend has the ability to separate official edits (by designated curators of the <text:bookmark text:name="dct"/><text:bookmark text:name="dct2"/>data and the metadata) from crowd-sourced content. <text:span text:style-name="T2">The implementation allows a data curator, such as a statistical agency, to collect and incorporate improvements suggested by knowledgeable <text:s/>users in a structured wa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Vilhuber</meta:initial-creator>
    <meta:creation-date>2015-04-15T14:37:02.915401771</meta:creation-date>
    <dc:date>2016-04-13T11:04:42.698843392</dc:date>
    <dc:creator>Lars Vilhuber</dc:creator>
    <meta:editing-duration>PT3M50S</meta:editing-duration>
    <meta:editing-cycles>2</meta:editing-cycles>
    <meta:generator>LibreOffice/5.0.4.2$Linux_X86_64 LibreOffice_project/00m0$Build-2</meta:generator>
    <meta:document-statistic meta:table-count="0" meta:image-count="0" meta:object-count="0" meta:page-count="1" meta:paragraph-count="3" meta:word-count="184" meta:character-count="1280" meta:non-whitespace-character-count="1101"/>
  </office:meta>
</office:document-meta>
</file>